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8_1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Mr. Morr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ugust 9, 1895</text:p>
      <text:p text:style-name="P5">Month<text:tab/><text:tab/><text:tab/><text:tab/><text:tab/><text:tab/>August</text:p>
      <text:p text:style-name="P5">Year<text:tab/><text:tab/><text:tab/><text:tab/><text:tab/><text:tab/>1895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C/</text:p>
      <text:p text:style-name="P2"><text:s/>O/</text:p>
      <text:p text:style-name="P2"><text:s text:c="2"/>P/</text:p>
      <text:p text:style-name="P2"><text:s text:c="3"/>Y/</text:p>
      <text:p text:style-name="P3">Philadelphia, Pa./</text:p>
      <text:p text:style-name="P2">Mr. Morris/</text:p>
      <text:p text:style-name="P2"><text:tab/>Dear Sir/</text:p>
      <text:p text:style-name="P2"><text:tab/><text:tab/>Sickness prevented my coming yesterday, according/ to a previous engagement with Mr. Max Cohen. <text:s/>I regretted that/ very much. <text:s/>I would wish you to send word to all pupils and to/ all applicants to be in attendance on Tuesday next at about 2 p.m./ <text:s/>I defer the meeting to Tuesday, in order to enable you to notify all./ <text:s/>Yours truly/ S. MORAIS/</text:p>
      <text:p text:style-name="P2">Friday 9. Aug. 95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3T13:49:06.99</meta:creation-date>
    <dc:date>2012-01-03T14:01:02.02</dc:date>
    <dc:creator>Penn Libraries</dc:creator>
    <meta:editing-duration>PT00H11M5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9" meta:word-count="240" meta:character-count="1681"/>
  </office:meta>
</office:document-meta>
</file>